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3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RANJA AVICOLA SANTO TOMAS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3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ORRES AGUILAR, LIND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PAREDES PANDURO LEOPOLDO JAVIER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5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8411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4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2:05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3:5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3T02:12:1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